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3cm" draw:marker-end-width="0.23cm" draw:opacity="0%" draw:textarea-horizontal-align="justify" draw:textarea-vertical-align="middle" draw:auto-grow-height="false" fo:padding-top="0.135cm" fo:padding-bottom="0.135cm" fo:padding-left="0.26cm" fo:padding-right="0.26cm" draw:shadow-opacity="0%"/>
    </style:style>
    <style:style style:name="gr2" style:family="graphic" style:parent-style-name="standard">
      <style:graphic-properties draw:stroke="none" draw:fill-color="#23ff23" draw:textarea-horizontal-align="justify" draw:textarea-vertical-align="middle" draw:auto-grow-height="false"/>
    </style:style>
    <style:style style:name="gr3" style:family="graphic" style:parent-style-name="standard">
      <style:graphic-properties svg:stroke-width="0.02cm" svg:stroke-color="#000000" draw:marker-start-width="0.23cm" draw:marker-end-width="0.23cm" draw:opacity="0%" draw:textarea-horizontal-align="justify" draw:textarea-vertical-align="middle" draw:auto-grow-height="false" fo:min-height="0cm" fo:min-width="0cm" fo:padding-top="0.135cm" fo:padding-bottom="0.135cm" fo:padding-left="0.26cm" fo:padding-right="0.26cm" draw:shadow-opacity="0%"/>
    </style:style>
    <style:style style:name="gr4" style:family="graphic" style:parent-style-name="standard">
      <style:graphic-properties svg:stroke-width="0.02cm" svg:stroke-color="#000000" draw:marker-start-width="0.23cm" draw:marker-end-width="0.23cm" draw:opacity="0%" draw:textarea-horizontal-align="justify" draw:textarea-vertical-align="middle" draw:auto-grow-height="false" fo:min-height="0cm" fo:min-width="0cm" fo:padding-top="0.135cm" fo:padding-bottom="0.135cm" fo:padding-left="0.26cm" fo:padding-right="0.26cm" draw:shadow-opacity="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1.997cm"/>
    </style:style>
    <style:style style:name="gr7" style:family="graphic" style:parent-style-name="standard">
      <style:graphic-properties draw:stroke="none" draw:fill="solid" draw:fill-color="#23ff23" draw:textarea-horizontal-align="center" draw:textarea-vertical-align="middle" draw:auto-grow-height="false" fo:min-height="0cm" fo:min-width="0cm" draw:shadow="hidden"/>
    </style:style>
    <style:style style:name="gr8" style:family="graphic" style:parent-style-name="standard">
      <style:graphic-properties draw:stroke="none" draw:fill="solid" draw:fill-color="#23ff23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7.6cm" svg:height="11.1cm" svg:x="1.6cm" svg:y="9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1" draw:layer="layout" svg:width="2cm" svg:height="1cm" svg:x="8.9cm" svg:y="11.9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" draw:text-style-name="P1" draw:layer="layout" svg:width="4.3cm" svg:height="3.6cm" svg:x="11.8cm" svg:y="10.9cm">
              <text:p text:style-name="P1">Artefact</text:p>
              <draw:enhanced-geometry svg:viewBox="0 0 21600 21600" draw:type="rectangle" draw:enhanced-path="M 0 0 L 21600 0 21600 21600 0 21600 0 0 Z N"/>
            </draw:custom-shape>
            <draw:g>
              <draw:custom-shape draw:style-name="gr4" draw:text-style-name="P1" draw:layer="layout" svg:width="5cm" svg:height="3.4cm" svg:x="11.5cm" svg:y="16.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" draw:text-style-name="P1" draw:layer="layout" svg:width="4.486cm" svg:height="1.675cm" svg:x="11.814cm" svg:y="17.2cm">
                <draw:text-box>
                  <text:p text:style-name="P1">UI Automation</text:p>
                  <text:p text:style-name="P1">Tests</text:p>
                </draw:text-box>
              </draw:frame>
            </draw:g>
            <draw:g>
              <draw:custom-shape draw:style-name="gr4" draw:text-style-name="P1" draw:layer="layout" svg:width="5cm" svg:height="3.4cm" svg:x="3.1cm" svg:y="10.9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6" draw:text-style-name="P1" draw:layer="layout" svg:width="4.232cm" svg:height="2.388cm" svg:x="3.4cm" svg:y="11.4cm">
                <draw:text-box>
                  <text:p text:style-name="P1">Development</text:p>
                  <text:p text:style-name="P1">+ Low Level </text:p>
                  <text:p text:style-name="P1">Tests</text:p>
                </draw:text-box>
              </draw:frame>
            </draw:g>
            <draw:path draw:style-name="gr7" draw:text-style-name="P1" draw:layer="layout" svg:width="4.499cm" svg:height="0.999cm" draw:transform="rotate (-1.57079632679579) translate (11.0999999999997cm 13.1999999999999cm)" svg:viewBox="0 0 4500 1000" svg:d="m1482 331c1 6 1 12 2 18 1 5 3 11 4 17 2 6 4 11 6 17 3 6 6 11 10 17 4 6 7 11 11 17 5 5 10 11 15 16 5 6 10 11 15 17 7 5 14 10 20 16 7 5 14 10 22 15 8 5 16 11 24 16 8 5 17 10 26 15 9 4 19 9 28 14 10 5 20 9 30 14 11 5 22 9 33 13 11 5 23 9 34 13 13 4 25 8 37 13 13 3 26 7 39 11 13 3 27 7 40 11 14 3 28 7 41 10 15 3 29 6 43 9 15 3 30 6 45 9 15 3 30 6 45 8 16 3 32 5 47 8 16 2 32 4 47 6 17 2 34 4 50 6 17 1 33 3 49 4 17 2 33 3 50 4 17 1 34 2 51 3 18 1 35 2 52 2 17 1 34 1 51 2 17 0 34 0 52 0 17 0 34 0 51 0 17-1 34-1 51-2 18 0 35-1 52-2 17-1 34-2 51-3 17-1 34-2 50-4 16-1 33-3 49-4 16-2 33-4 50-6 16-2 31-4 47-6 16-3 31-5 47-8 15-2 31-5 46-8 15-3 29-6 44-9 14-3 29-6 43-9 14-3 27-7 41-10 14-4 27-8 40-11 13-4 26-8 39-11 12-5 25-9 37-13 11-4 23-8 34-13 11-4 22-8 33-13 10-5 20-9 30-14 10-5 19-10 29-14 8-5 17-10 25-15 8-5 17-11 25-16 7-5 14-10 21-15 7-6 13-11 20-16 5-6 11-11 16-17 5-5 9-11 14-16 4-6 8-11 11-17 4-6 7-11 10-17 2-6 4-11 6-17 2-6 3-12 4-17 1-6 1-12 2-18 327 0 654 0 981 0-1 12-2 23-3 34-2 12-5 23-7 34-4 11-9 22-13 34-6 11-12 22-18 33-8 11-16 22-23 33-9 11-18 22-27 32-11 11-22 22-33 32-13 11-25 21-37 32-15 10-29 21-43 31-16 10-32 20-47 30-17 10-35 19-52 29-18 9-37 19-55 28-20 9-40 19-60 28-22 8-43 17-65 26-22 8-44 17-67 25-24 8-47 16-71 24-25 7-51 15-76 23-26 7-52 14-78 21-28 7-55 13-82 20-28 6-56 12-84 19-30 5-59 11-89 17-29 5-59 11-88 16-31 4-62 9-93 14-31 4-63 8-94 13-32 3-64 7-96 10-32 4-65 7-97 10-33 2-66 5-99 7-33 2-66 4-100 6-33 2-66 3-100 5-33 0-67 1-101 2-34 0-68 1-101 1-34 0-68-1-102-1-34-1-67-2-101-2-33-2-67-3-100-5-33-2-67-4-100-6-33-2-66-5-99-7-32-3-64-6-97-10-32-3-64-7-95-10-32-5-63-9-95-13-31-5-62-10-93-14-29-5-59-11-88-16-30-6-59-12-89-17-28-7-56-13-84-19-27-7-54-13-81-20-26-7-53-14-79-21-25-8-50-16-75-23-24-8-48-16-72-24-22-8-45-17-67-25-21-9-43-18-64-26-20-9-40-19-60-28-19-9-37-19-56-28-17-10-34-19-51-29-16-10-32-20-48-30-14-10-28-21-42-31-13-11-25-21-37-32-11-10-22-21-33-32-9-10-18-21-27-32-8-11-16-22-23-33-7-11-13-22-19-33-4-12-8-23-13-34-2-11-4-22-7-34-1-11-2-22-3-34-167 0-334 0-501 0 330-110 661-221 991-331 330 110 661 221 991 331-166 0-333 0-500 0z">
              <text:p/>
            </draw:path>
            <draw:g>
              <draw:polygon draw:style-name="gr8" draw:text-style-name="P1" draw:layer="layout" svg:width="5.409cm" svg:height="0.38cm" svg:x="5.291cm" svg:y="18.319cm" svg:viewBox="0 0 5410 381" draw:points="0,381 0,0 5410,0 5410,381">
                <text:p/>
              </draw:polygon>
              <draw:polygon draw:style-name="gr8" draw:text-style-name="P1" draw:layer="layout" svg:width="0.759cm" svg:height="3.809cm" svg:x="5.1cm" svg:y="14.7cm" svg:viewBox="0 0 760 3810" draw:points="190,3810 190,952 0,952 380,0 760,952 570,952 570,3810">
                <text:p/>
              </draw:polygon>
            </draw:g>
            <draw:path draw:style-name="gr7" draw:text-style-name="P1" draw:layer="layout" svg:width="4.499cm" svg:height="0.999cm" draw:transform="rotate (1.5707963267946) translate (16.7000000000009cm 18.1000000000003cm)" svg:viewBox="0 0 4500 1000" svg:d="m1482 331c1 6 1 12 2 18 1 5 3 11 4 17 2 6 4 11 6 17 3 6 6 11 10 17 4 6 7 11 11 17 5 5 10 11 15 16 5 6 10 11 15 17 7 5 14 10 20 16 7 5 14 10 22 15 8 5 16 11 24 16 8 5 17 10 26 15 9 4 19 9 28 14 10 5 20 9 30 14 11 5 22 9 33 13 11 5 23 9 34 13 13 4 25 8 37 13 13 3 26 7 39 11 13 3 27 7 40 11 14 3 28 7 41 10 15 3 29 6 43 9 15 3 30 6 45 9 15 3 30 6 45 8 16 3 32 5 47 8 16 2 32 4 47 6 17 2 34 4 50 6 17 1 33 3 49 4 17 2 33 3 50 4 17 1 34 2 51 3 18 1 35 2 52 2 17 1 34 1 51 2 17 0 34 0 52 0 17 0 34 0 51 0 17-1 34-1 51-2 18 0 35-1 52-2 17-1 34-2 51-3 17-1 34-2 50-4 16-1 33-3 49-4 16-2 33-4 50-6 16-2 31-4 47-6 16-3 31-5 47-8 15-2 31-5 46-8 15-3 29-6 44-9 14-3 29-6 43-9 14-3 27-7 41-10 14-4 27-8 40-11 13-4 26-8 39-11 12-5 25-9 37-13 11-4 23-8 34-13 11-4 22-8 33-13 10-5 20-9 30-14 10-5 19-10 29-14 8-5 17-10 25-15 8-5 17-11 25-16 7-5 14-10 21-15 7-6 13-11 20-16 5-6 11-11 16-17 5-5 9-11 14-16 4-6 8-11 11-17 4-6 7-11 10-17 2-6 4-11 6-17 2-6 3-12 4-17 1-6 1-12 2-18 327 0 654 0 981 0-1 12-2 23-3 34-2 12-5 23-7 34-4 11-9 22-13 34-6 11-12 22-18 33-8 11-16 22-23 33-9 11-18 22-27 32-11 11-22 22-33 32-13 11-25 21-37 32-15 10-29 21-43 31-16 10-32 20-47 30-17 10-35 19-52 29-18 9-37 19-55 28-20 9-40 19-60 28-22 8-43 17-65 26-22 8-44 17-67 25-24 8-47 16-71 24-25 7-51 15-76 23-26 7-52 14-78 21-28 7-55 13-82 20-28 6-56 12-84 19-30 5-59 11-89 17-29 5-59 11-88 16-31 4-62 9-93 14-31 4-63 8-94 13-32 3-64 7-96 10-32 4-65 7-97 10-33 2-66 5-99 7-33 2-66 4-100 6-33 2-66 3-100 5-33 0-67 1-101 2-34 0-68 1-101 1-34 0-68-1-102-1-34-1-67-2-101-2-33-2-67-3-100-5-33-2-67-4-100-6-33-2-66-5-99-7-32-3-64-6-97-10-32-3-64-7-95-10-32-5-63-9-95-13-31-5-62-10-93-14-29-5-59-11-88-16-30-6-59-12-89-17-28-7-56-13-84-19-27-7-54-13-81-20-26-7-53-14-79-21-25-8-50-16-75-23-24-8-48-16-72-24-22-8-45-17-67-25-21-9-43-18-64-26-20-9-40-19-60-28-19-9-37-19-56-28-17-10-34-19-51-29-16-10-32-20-48-30-14-10-28-21-42-31-13-11-25-21-37-32-11-10-22-21-33-32-9-10-18-21-27-32-8-11-16-22-23-33-7-11-13-22-19-33-4-12-8-23-13-34-2-11-4-22-7-34-1-11-2-22-3-34-167 0-334 0-501 0 330-110 661-221 991-331 330 110 661 221 991 331-166 0-333 0-500 0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7T11:46:16.13</meta:creation-date>
    <dc:date>2013-04-07T14:26:33.42</dc:date>
    <meta:editing-duration>PT2H8M40S</meta:editing-duration>
    <meta:editing-cycles>3</meta:editing-cycles>
    <meta:generator>OpenOffice.org/3.4.1$Win32 OpenOffice.org_project/341m1$Build-9593</meta:generator>
    <meta:document-statistic meta:object-count="16"/>
  </office:meta>
</office:document-meta>
</file>